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8455" officeooo:paragraph-rsid="000884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o {nom} ! </text:p>
      <text:p text:style-name="P1">Tu es né.e le {dateNaissance}</text:p>
      <text:p text:style-name="P1"/>
      <text:p text:style-name="P1">Bonjoir ☀️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4:42:44.343587126</meta:creation-date>
    <dc:date>2025-03-27T16:49:54.397636161</dc:date>
    <meta:editing-duration>PT1M16S</meta:editing-duration>
    <meta:editing-cycles>2</meta:editing-cycles>
    <meta:generator>LibreOffice/24.8.5.2$Linux_X86_64 LibreOffice_project/27b361b745d0ea8f99bc93dfcb7a39098dfa5fff</meta:generator>
    <meta:document-statistic meta:table-count="0" meta:image-count="0" meta:object-count="0" meta:page-count="1" meta:paragraph-count="3" meta:word-count="10" meta:character-count="49" meta:non-whitespace-character-count="41"/>
  </office:meta>
</office:document-meta>
</file>